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8f1a" officeooo:paragraph-rsid="00178f1a"/>
    </style:style>
    <style:style style:name="P2" style:family="paragraph" style:parent-style-name="Standard">
      <style:text-properties officeooo:rsid="0017b255" officeooo:paragraph-rsid="0017b255"/>
    </style:style>
    <style:style style:name="P3" style:family="paragraph" style:parent-style-name="Standard">
      <style:text-properties officeooo:rsid="0017b255" officeooo:paragraph-rsid="001af167"/>
    </style:style>
    <style:style style:name="P4" style:family="paragraph" style:parent-style-name="Standard">
      <style:text-properties style:text-underline-style="solid" style:text-underline-width="auto" style:text-underline-color="font-color" fo:font-weight="bold" officeooo:rsid="0017b255" officeooo:paragraph-rsid="0017b255"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922fc" officeooo:paragraph-rsid="001922fc"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af167" officeooo:paragraph-rsid="001af167" style:font-weight-asian="bold" style:font-weight-complex="bold"/>
    </style:style>
    <style:style style:name="P7" style:family="paragraph" style:parent-style-name="Standard">
      <style:text-properties style:text-underline-style="solid" style:text-underline-width="auto" style:text-underline-color="font-color" officeooo:rsid="001ba775" officeooo:paragraph-rsid="001ba775"/>
    </style:style>
    <style:style style:name="P8" style:family="paragraph" style:parent-style-name="Standard">
      <style:text-properties style:text-underline-style="solid" style:text-underline-width="auto" style:text-underline-color="font-color" fo:font-weight="normal" officeooo:rsid="001ba775" officeooo:paragraph-rsid="001ba775" style:font-weight-asian="normal" style:font-weight-complex="normal"/>
    </style:style>
    <style:style style:name="P9" style:family="paragraph" style:parent-style-name="Standard">
      <style:text-properties style:text-underline-style="solid" style:text-underline-width="auto" style:text-underline-color="font-color" officeooo:rsid="001d6ef8" officeooo:paragraph-rsid="001d6ef8"/>
    </style:style>
    <style:style style:name="P10" style:family="paragraph" style:parent-style-name="Standard">
      <style:text-properties fo:font-style="normal" style:text-underline-style="solid" style:text-underline-width="auto" style:text-underline-color="font-color" fo:font-weight="bold" officeooo:rsid="0017b255" officeooo:paragraph-rsid="0017b255" style:font-style-asian="normal" style:font-weight-asian="bold" style:font-style-complex="normal" style:font-weight-complex="bold"/>
    </style:style>
    <style:style style:name="P11" style:family="paragraph" style:parent-style-name="Standard">
      <style:text-properties officeooo:rsid="001922fc" officeooo:paragraph-rsid="001922fc"/>
    </style:style>
    <style:style style:name="P12" style:family="paragraph" style:parent-style-name="Standard" style:list-style-name="L1">
      <style:text-properties officeooo:rsid="001922fc" officeooo:paragraph-rsid="001922fc"/>
    </style:style>
    <style:style style:name="P13" style:family="paragraph" style:parent-style-name="Standard" style:list-style-name="L1">
      <style:text-properties officeooo:paragraph-rsid="001922fc"/>
    </style:style>
    <style:style style:name="P14" style:family="paragraph" style:parent-style-name="Standard" style:list-style-name="L1">
      <style:text-properties officeooo:rsid="001af167" officeooo:paragraph-rsid="001af167"/>
    </style:style>
    <style:style style:name="P15" style:family="paragraph" style:parent-style-name="Standard">
      <style:text-properties officeooo:rsid="001af167" officeooo:paragraph-rsid="001af167"/>
    </style:style>
    <style:style style:name="P16" style:family="paragraph" style:parent-style-name="Standard">
      <style:text-properties officeooo:rsid="001af167" officeooo:paragraph-rsid="001ba775"/>
    </style:style>
    <style:style style:name="P17" style:family="paragraph" style:parent-style-name="Standard">
      <style:text-properties officeooo:rsid="001ba775" officeooo:paragraph-rsid="001ba775"/>
    </style:style>
    <style:style style:name="P18" style:family="paragraph" style:parent-style-name="Standard">
      <style:text-properties style:text-underline-style="none" officeooo:rsid="001af167" officeooo:paragraph-rsid="001ba775"/>
    </style:style>
    <style:style style:name="P19" style:family="paragraph" style:parent-style-name="Standard">
      <style:text-properties officeooo:rsid="001d6ef8" officeooo:paragraph-rsid="001d6ef8"/>
    </style:style>
    <style:style style:name="T1" style:family="text">
      <style:text-properties officeooo:rsid="001922fc"/>
    </style:style>
    <style:style style:name="T2" style:family="text">
      <style:text-properties officeooo:rsid="001af167"/>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1d6ef8"/>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y Destiny</text:p>
      <text:p text:style-name="P1"/>
      <text:p text:style-name="P1"/>
      <text:p text:style-name="P1"/>
      <text:p text:style-name="P1"/>
      <text:p text:style-name="P1"/>
      <text:p text:style-name="P1">Master in Data Science 4th edition</text:p>
      <text:p text:style-name="P1"/>
      <text:p text:style-name="P1">Víctor Cordero López</text:p>
      <text:p text:style-name="P1">Javier Martín Martí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A continuación se presenta una memoria del proyecto realizado de una manera concisa, describiendo la metodología utilizada, así como los elementos construidos durante el desarrollo y que pueden encontrarse en el repositorio del proyecto:</text:p>
      <text:p text:style-name="P1"/>
      <text:p text:style-name="P1"><text:a xlink:type="simple" xlink:href="https://github.com/evolsidog/MyDestiny" text:style-name="Internet_20_link" text:visited-style-name="Visited_20_Internet_20_Link">https://github.com/evolsidog/MyDestiny</text:a></text:p>
      <text:p text:style-name="P1"/>
      <text:p text:style-name="P1">También se describirá la aplicación final que contiene la lógica necesaria para poder recomendar viajes y mostrar los puntos de interés (POI de aquí en adelante) de cada país. Para concluir se describirá un breve manual de usuario así como los posibles objetivos futuros.</text:p>
      <text:p text:style-name="P1"/>
      <text:p text:style-name="P1"/>
      <text:p text:style-name="P4">Preparación de los datos:</text:p>
      <text:p text:style-name="P2"/>
      <text:p text:style-name="P2">La preparación de los datos se llevó a cabo en el notebook “First exploraoty analisis.ipynb”.</text:p>
      <text:p text:style-name="P2"/>
      <text:p text:style-name="P2">Se hicieron varias iteraciones hasta sacar los datos que alimentarían el modelo.</text:p>
      <text:p text:style-name="P2"/>
      <text:p text:style-name="P2">(Ver correos con Isra)</text:p>
      <text:p text:style-name="P2"/>
      <text:p text:style-name="P2">Iteración 1:</text:p>
      <text:p text:style-name="P2"/>
      <text:p text:style-name="P2">Iteración 2: </text:p>
      <text:p text:style-name="P2"/>
      <text:p text:style-name="P10">Sistema de recomendación:</text:p>
      <text:p text:style-name="P2"/>
      <text:p text:style-name="P3">En paralelo a la preparación de los datos se fue desarrollando el sistema de recomendación. Puede verse la versión final en el notebook “ModeloRecomendacion.ipynb”. </text:p>
      <text:p text:style-name="P3"/>
      <text:p text:style-name="P3"><text:span text:style-name="T2">El notebook modelo_parte2.ipynb contiene un ejemplo fácil de seguir para entender mejor como funciona el modelo de recomendación.</text:span></text:p>
      <text:p text:style-name="P2"/>
      <text:p text:style-name="P2"/>
      <text:p text:style-name="P4">POI:</text:p>
      <text:p text:style-name="P2"/>
      <text:p text:style-name="P2">Como parte de la aplicación final se desarrolló en un notebook la lógica necesaria para mostrar los POI de cada país según se recomendara uno u otro utilizando las APIs de Google y la librería Folium para generar mapas interactivos que contuvieran estos POI.</text:p>
      <text:p text:style-name="P2"/>
      <text:p text:style-name="P2"/>
      <text:p text:style-name="P2"/>
      <text:p text:style-name="P2">Una vez <text:span text:style-name="T1">desarrollados los módulos que se integrarían en la aplicación final tocaba pensar en la persistencia de la misma. Se vio necesario alimentar una BD SqLite3 con los datos de todos los países, para lo cual se desarrolló un script que lo insertara, el cual puede encontrarse en el notebook “Load_Countries.ipynb”. </text:span></text:p>
      <text:p text:style-name="P2"/>
      <text:p text:style-name="P2"/>
      <text:p text:style-name="P5">Otros archivos</text:p>
      <text:p text:style-name="P11"/>
      <text:list xml:id="list8783493140023469178" text:style-name="L1">
        <text:list-item>
          <text:p text:style-name="P13"><text:span text:style-name="T1">El directorio SqLiteConector contiene un conector para utilizar contra la BD de SqLite3, fácilmente adaptable para otras BBDD como PostgreSQL.</text:span></text:p>
        </text:list-item>
        <text:list-item>
          <text:p text:style-name="P12">Se utilizó un archivo .gitignore para ignorar ciertos archivos en las subidas al repositorio.</text:p>
        </text:list-item>
        <text:list-item>
          <text:p text:style-name="P12"><text:soft-page-break/>El notebook Sanic_Example.ipynb contiene un prototipo de Sanic, el cual implemente UVLOOP, la versión más óptima de asyncio, tecnología que ayudaría a resolver múltiples conexiones de manera asíncrona mediante el uso de rutinas mediante el uso de Python 3.X.</text:p>
          <text:p text:style-name="P14"/>
        </text:list-item>
      </text:list>
      <text:p text:style-name="P11"/>
      <text:p text:style-name="P6">MyDestiny</text:p>
      <text:p text:style-name="P15"/>
      <text:p text:style-name="P15">La aplicación final se ha construido utilizando flask junto a flask-security. También se han utilizado como BD SqLite3 y como ORM Flask-SqlAlchemy, el cual es una adaptación de SqlAlchemy para Flask. </text:p>
      <text:p text:style-name="P15"/>
      <text:p text:style-name="P15"/>
      <text:p text:style-name="P6">Resumen herramientas utilizadas</text:p>
      <text:p text:style-name="P15"/>
      <text:p text:style-name="P17"><text:span text:style-name="T3">IDE / Editor</text:span></text:p>
      <text:p text:style-name="P15">PyCharm</text:p>
      <text:p text:style-name="P15">Vi</text:p>
      <text:p text:style-name="P15"/>
      <text:p text:style-name="P9">VCS</text:p>
      <text:p text:style-name="P19">Git</text:p>
      <text:p text:style-name="P19"/>
      <text:p text:style-name="P9">Repositorio</text:p>
      <text:p text:style-name="P19">Github</text:p>
      <text:p text:style-name="P15"/>
      <text:p text:style-name="P8">Lenguajes</text:p>
      <text:p text:style-name="P15">Python 2.7.13</text:p>
      <text:p text:style-name="P16">Html</text:p>
      <text:p text:style-name="P16">Jquery</text:p>
      <text:p text:style-name="P16">Javascript</text:p>
      <text:p text:style-name="P16">Css</text:p>
      <text:p text:style-name="P16"/>
      <text:p text:style-name="P17"><text:span text:style-name="T3">Lib</text:span><text:span text:style-name="T4">r</text:span><text:span text:style-name="T3">erías</text:span></text:p>
      <text:p text:style-name="P15">Flask</text:p>
      <text:p text:style-name="P15">Flask-Security</text:p>
      <text:p text:style-name="P15">Flask-SqlAlchemy</text:p>
      <text:p text:style-name="P15">Folium</text:p>
      <text:p text:style-name="P15">Jinja2</text:p>
      <text:p text:style-name="P15">Numpy</text:p>
      <text:p text:style-name="P15">Pandas</text:p>
      <text:p text:style-name="P15">Sklearn</text:p>
      <text:p text:style-name="P15">Urllib3</text:p>
      <text:p text:style-name="P17">Pickle</text:p>
      <text:p text:style-name="P15"/>
      <text:p text:style-name="P7">Utilidades</text:p>
      <text:p text:style-name="P18">Bootstrap</text:p>
      <text:p text:style-name="P16">VirtualEnv</text:p>
      <text:p text:style-name="P15"/>
      <text:p text:style-name="P7">Base de datos</text:p>
      <text:p text:style-name="P16">SqLite3</text:p>
      <text:p text:style-name="P19">SqliteStudio (cliente de BD SqLite3)</text:p>
      <text:p text:style-name="P16"/>
      <text:p text:style-name="P15"/>
      <text:p text:style-name="P7"><text:soft-page-break/>Despliegue</text:p>
      <text:p text:style-name="P16">Docker</text:p>
      <text:p text:style-name="P17">UWSGI</text:p>
      <text:p text:style-name="P15"/>
      <text:p text:style-name="P15"/>
      <text:p text:style-name="P6">Manual de Usuario</text:p>
      <text:p text:style-name="P15"/>
      <text:p text:style-name="P15"/>
      <text:p text:style-name="P17">Comando para construir el contenedor:</text:p>
      <text:p text:style-name="P17"/>
      <text:p text:style-name="P17">docker build --no-cache --rm -t my_destiny .</text:p>
      <text:p text:style-name="P17"/>
      <text:p text:style-name="P17"/>
      <text:p text:style-name="P17">Comando para arrancar el contenedor:</text:p>
      <text:p text:style-name="P17"/>
      <text:p text:style-name="P17">docker run -d --name flask --restart=always --mount type=volume,src=vol_destiny,dst=/webapp my_destiny</text:p>
      <text:p text:style-name="P17"/>
      <text:p text:style-name="P17"/>
      <text:p text:style-name="P17">Debería arrancar en la dirección: http://172.17.0.2:8000</text:p>
      <text:p text:style-name="P17"/>
      <text:p text:style-name="P17">Si al hacer docker ps vemos que aparece pero que no podemos acceder a la url podemos ver donde debemos acceder utilizando:</text:p>
      <text:p text:style-name="P17">docker inspect --format '{{ .NetworkSettings.IPAddress }}' &lt;id_container&gt;</text:p>
      <text:p text:style-name="P15"/>
      <text:p text:style-name="P15"/>
      <text:p text:style-name="P15"/>
      <text:p text:style-name="P6">Bibliografía/Webgrafía</text:p>
      <text:p text:style-name="P15"/>
      <text:p text:style-name="P15"/>
      <text:p text:style-name="P15"/>
      <text:p text:style-name="P15"/>
      <text:p text:style-name="P15"/>
      <text:p text:style-name="P6">Trabajo a futuro</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1T11:14:12.211570752</meta:creation-date>
    <dc:date>2017-11-11T12:19:09.408284091</dc:date>
    <meta:editing-duration>PT9M55S</meta:editing-duration>
    <meta:editing-cycles>2</meta:editing-cycles>
    <meta:generator>LibreOffice/5.1.6.2$Linux_X86_64 LibreOffice_project/10m0$Build-2</meta:generator>
    <meta:document-statistic meta:table-count="0" meta:image-count="0" meta:object-count="0" meta:page-count="4" meta:paragraph-count="70" meta:word-count="504" meta:character-count="3333" meta:non-whitespace-character-count="2904"/>
  </office:meta>
</office:document-meta>
</file>